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a4a4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a4a4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3465a4" draw:marker-end="Arrow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line-height="200%" fo:text-align="center"/>
    </style:style>
    <style:style style:name="P4" style:family="paragraph">
      <style:paragraph-properties fo:line-height="200%"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121cm" svg:height="2.123cm" svg:x="4.379cm" svg:y="5.25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2.12cm" svg:height="2.123cm" svg:x="5.966cm" svg:y="5.23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2.121cm" svg:height="2.123cm" svg:x="4.379cm" svg:y="3.6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2.12cm" svg:height="2.123cm" svg:x="5.97cm" svg:y="3.6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2.12cm" svg:height="2.123cm" svg:x="3.861cm" svg:y="5.75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2.12cm" svg:height="2.123cm" svg:x="5.453cm" svg:y="5.75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2.12cm" svg:height="2.123cm" svg:x="3.861cm" svg:y="4.16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2" draw:text-style-name="P1" draw:layer="layout" svg:width="1.07cm" svg:height="1.061cm" svg:x="5.705cm" svg:y="4.97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07cm" svg:height="1.06cm" svg:x="6.49cm" svg:y="4.9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07cm" svg:height="1.06cm" svg:x="5.705cm" svg:y="4.17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07cm" svg:height="1.06cm" svg:x="6.49cm" svg:y="4.17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07cm" svg:height="1.061cm" svg:x="5.453cm" svg:y="5.22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069cm" svg:height="1.061cm" svg:x="6.239cm" svg:y="5.22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07cm" svg:height="1.059cm" svg:x="5.453cm" svg:y="4.42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069cm" svg:height="1.059cm" svg:x="6.239cm" svg:y="4.42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0.539cm" svg:height="0.527cm" svg:x="6.375cm" svg:y="4.82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538cm" svg:height="0.526cm" svg:x="6.771cm" svg:y="4.82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539cm" svg:height="0.527cm" svg:x="6.375cm" svg:y="4.42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538cm" svg:height="0.527cm" svg:x="6.771cm" svg:y="4.42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539cm" svg:height="0.527cm" svg:x="6.248cm" svg:y="4.9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538cm" svg:height="0.527cm" svg:x="6.644cm" svg:y="4.9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539cm" svg:height="0.526cm" svg:x="6.248cm" svg:y="4.55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0.538cm" svg:height="0.526cm" svg:x="6.644cm" svg:y="4.55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4" draw:text-style-name="P2" xml:id="id2" draw:id="id2" draw:layer="layout" svg:width="0.635cm" svg:height="0.635cm" svg:x="9.554cm" svg:y="4.572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0.635cm" svg:height="0.635cm" svg:x="10.615cm" svg:y="4.57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0.635cm" svg:height="0.635cm" svg:x="11.679cm" svg:y="4.57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0.635cm" svg:height="0.635cm" svg:x="12.743cm" svg:y="4.57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0.635cm" svg:height="0.635cm" svg:x="13.806cm" svg:y="4.57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0.635cm" svg:height="0.635cm" svg:x="14.867cm" svg:y="4.57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0.635cm" svg:height="0.635cm" svg:x="15.928cm" svg:y="4.57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0.635cm" svg:height="0.635cm" svg:x="16.99cm" svg:y="4.57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0.635cm" svg:height="0.635cm" svg:x="9.554cm" svg:y="6.055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0" draw:id="id10" draw:layer="layout" svg:width="0.635cm" svg:height="0.635cm" svg:x="10.615cm" svg:y="6.055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1" draw:id="id11" draw:layer="layout" svg:width="0.635cm" svg:height="0.635cm" svg:x="11.679cm" svg:y="6.055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5" draw:id="id15" draw:layer="layout" svg:width="0.635cm" svg:height="0.635cm" svg:x="12.743cm" svg:y="6.055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4" draw:id="id14" draw:layer="layout" svg:width="0.635cm" svg:height="0.635cm" svg:x="13.806cm" svg:y="6.055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6" draw:id="id16" draw:layer="layout" svg:width="0.635cm" svg:height="0.635cm" svg:x="14.867cm" svg:y="6.055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3" draw:id="id13" draw:layer="layout" svg:width="0.635cm" svg:height="0.635cm" svg:x="15.923cm" svg:y="6.055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2" draw:id="id12" draw:layer="layout" svg:width="0.635cm" svg:height="0.635cm" svg:x="16.984cm" svg:y="6.055cm">
          <text:p text:style-name="P1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8" draw:id="id18" draw:layer="layout" svg:width="0.635cm" svg:height="0.635cm" svg:x="9.554cm" svg:y="7.52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9" draw:id="id19" draw:layer="layout" svg:width="0.635cm" svg:height="0.635cm" svg:x="10.615cm" svg:y="7.52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0" draw:id="id20" draw:layer="layout" svg:width="0.635cm" svg:height="0.635cm" svg:x="11.679cm" svg:y="7.52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1" draw:id="id21" draw:layer="layout" svg:width="0.635cm" svg:height="0.635cm" svg:x="12.743cm" svg:y="7.52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2" draw:id="id22" draw:layer="layout" svg:width="0.635cm" svg:height="0.635cm" svg:x="13.806cm" svg:y="7.52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3" draw:id="id23" draw:layer="layout" svg:width="0.635cm" svg:height="0.635cm" svg:x="14.867cm" svg:y="7.52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4" draw:id="id24" draw:layer="layout" svg:width="0.635cm" svg:height="0.635cm" svg:x="15.923cm" svg:y="7.52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5" draw:id="id25" draw:layer="layout" svg:width="0.635cm" svg:height="0.635cm" svg:x="16.984cm" svg:y="7.52cm">
          <text:p text:style-name="P1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1.391cm" svg:height="0.574cm" svg:x="12.333cm" svg:y="3.239cm">
          <text:p text:style-name="P1"><text:span text:style-name="T1">Roo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3.028cm" svg:y1="3.813cm" svg:x2="9.871cm" svg:y2="4.572cm" draw:start-shape="id1" draw:start-glue-point="2" draw:end-shape="id2" draw:end-glue-point="0" svg:d="M13028 3813l-3157 759" svg:viewBox="0 0 3158 760">
          <text:p/>
        </draw:connector>
        <draw:connector draw:style-name="gr7" draw:text-style-name="P1" draw:layer="layout" draw:type="line" svg:x1="13.028cm" svg:y1="3.813cm" svg:x2="10.932cm" svg:y2="4.572cm" draw:start-shape="id1" draw:start-glue-point="2" draw:end-shape="id3" draw:end-glue-point="0" svg:d="M13028 3813l-2096 759" svg:viewBox="0 0 2097 760">
          <text:p/>
        </draw:connector>
        <draw:connector draw:style-name="gr7" draw:text-style-name="P1" draw:layer="layout" draw:type="line" svg:x1="13.028cm" svg:y1="3.813cm" svg:x2="11.996cm" svg:y2="4.572cm" draw:start-shape="id1" draw:start-glue-point="2" draw:end-shape="id4" draw:end-glue-point="0" svg:d="M13028 3813l-1032 759" svg:viewBox="0 0 1033 760">
          <text:p/>
        </draw:connector>
        <draw:connector draw:style-name="gr7" draw:text-style-name="P1" draw:layer="layout" draw:type="line" svg:x1="13.028cm" svg:y1="3.813cm" svg:x2="13.06cm" svg:y2="4.572cm" draw:start-shape="id1" draw:start-glue-point="2" draw:end-shape="id5" draw:end-glue-point="0" svg:d="M13028 3813l32 759" svg:viewBox="0 0 33 760">
          <text:p/>
        </draw:connector>
        <draw:connector draw:style-name="gr7" draw:text-style-name="P1" draw:layer="layout" draw:type="line" svg:x1="13.028cm" svg:y1="3.813cm" svg:x2="14.123cm" svg:y2="4.572cm" draw:start-shape="id1" draw:start-glue-point="2" draw:end-shape="id6" draw:end-glue-point="0" svg:d="M13028 3813l1095 759" svg:viewBox="0 0 1096 760">
          <text:p/>
        </draw:connector>
        <draw:connector draw:style-name="gr7" draw:text-style-name="P1" draw:layer="layout" draw:type="line" svg:x1="13.028cm" svg:y1="3.813cm" svg:x2="15.184cm" svg:y2="4.572cm" draw:start-shape="id1" draw:start-glue-point="2" draw:end-shape="id7" draw:end-glue-point="0" svg:d="M13028 3813l2156 759" svg:viewBox="0 0 2157 760">
          <text:p/>
        </draw:connector>
        <draw:connector draw:style-name="gr7" draw:text-style-name="P1" draw:layer="layout" draw:type="line" svg:x1="13.028cm" svg:y1="3.813cm" svg:x2="16.245cm" svg:y2="4.572cm" draw:start-shape="id1" draw:start-glue-point="2" draw:end-shape="id8" draw:end-glue-point="0" svg:d="M13028 3813l3217 759" svg:viewBox="0 0 3218 760">
          <text:p/>
        </draw:connector>
        <draw:connector draw:style-name="gr7" draw:text-style-name="P1" draw:layer="layout" draw:type="line" svg:x1="13.028cm" svg:y1="3.813cm" svg:x2="17.307cm" svg:y2="4.572cm" draw:start-shape="id1" draw:start-glue-point="2" draw:end-shape="id9" draw:end-glue-point="0" svg:d="M13028 3813l4279 759" svg:viewBox="0 0 4280 760">
          <text:p/>
        </draw:connector>
        <draw:connector draw:style-name="gr7" draw:text-style-name="P1" draw:layer="layout" draw:type="line" svg:x1="13.06cm" svg:y1="5.207cm" svg:x2="10.932cm" svg:y2="6.055cm" draw:start-shape="id5" draw:start-glue-point="2" draw:end-shape="id10" draw:end-glue-point="0" svg:d="M13060 5207l-2128 848" svg:viewBox="0 0 2129 849">
          <text:p/>
        </draw:connector>
        <draw:connector draw:style-name="gr7" draw:text-style-name="P1" draw:layer="layout" draw:type="line" svg:x1="13.06cm" svg:y1="5.207cm" svg:x2="11.996cm" svg:y2="6.055cm" draw:start-shape="id5" draw:start-glue-point="2" draw:end-shape="id11" draw:end-glue-point="0" svg:d="M13060 5207l-1064 848" svg:viewBox="0 0 1065 849">
          <text:p/>
        </draw:connector>
        <draw:connector draw:style-name="gr7" draw:text-style-name="P1" draw:layer="layout" draw:type="line" svg:x1="13.06cm" svg:y1="5.207cm" svg:x2="17.301cm" svg:y2="6.055cm" draw:start-shape="id5" draw:start-glue-point="2" draw:end-shape="id12" draw:end-glue-point="0" svg:d="M13060 5207l4241 848" svg:viewBox="0 0 4242 849">
          <text:p/>
        </draw:connector>
        <draw:connector draw:style-name="gr7" draw:text-style-name="P1" draw:layer="layout" draw:type="line" svg:x1="13.06cm" svg:y1="5.207cm" svg:x2="16.24cm" svg:y2="6.055cm" draw:start-shape="id5" draw:start-glue-point="2" draw:end-shape="id13" draw:end-glue-point="0" svg:d="M13060 5207l3180 848" svg:viewBox="0 0 3181 849">
          <text:p/>
        </draw:connector>
        <draw:connector draw:style-name="gr7" draw:text-style-name="P1" draw:layer="layout" draw:type="line" svg:x1="13.06cm" svg:y1="5.207cm" svg:x2="14.123cm" svg:y2="6.055cm" draw:start-shape="id5" draw:start-glue-point="2" draw:end-shape="id14" draw:end-glue-point="0" svg:d="M13060 5207l1063 848" svg:viewBox="0 0 1064 849">
          <text:p/>
        </draw:connector>
        <draw:connector draw:style-name="gr7" draw:text-style-name="P1" draw:layer="layout" draw:type="line" svg:x1="13.06cm" svg:y1="5.207cm" svg:x2="13.06cm" svg:y2="6.055cm" draw:start-shape="id5" draw:start-glue-point="2" draw:end-shape="id15" draw:end-glue-point="0" svg:d="M13060 5207v848" svg:viewBox="0 0 1 849">
          <text:p/>
        </draw:connector>
        <draw:connector draw:style-name="gr7" draw:text-style-name="P1" draw:layer="layout" draw:type="line" svg:x1="13.06cm" svg:y1="5.207cm" svg:x2="15.184cm" svg:y2="6.055cm" draw:start-shape="id5" draw:start-glue-point="2" draw:end-shape="id16" draw:end-glue-point="0" svg:d="M13060 5207l2124 848" svg:viewBox="0 0 2125 849">
          <text:p/>
        </draw:connector>
        <draw:connector draw:style-name="gr7" draw:text-style-name="P1" draw:layer="layout" draw:type="line" svg:x1="13.06cm" svg:y1="5.207cm" svg:x2="9.871cm" svg:y2="6.055cm" draw:start-shape="id5" draw:start-glue-point="2" draw:end-shape="id17" draw:end-glue-point="0" svg:d="M13060 5207l-3189 848" svg:viewBox="0 0 3190 849">
          <text:p/>
        </draw:connector>
        <draw:connector draw:style-name="gr7" draw:text-style-name="P1" draw:layer="layout" draw:type="line" svg:x1="13.06cm" svg:y1="6.69cm" svg:x2="9.871cm" svg:y2="7.52cm" draw:start-shape="id15" draw:start-glue-point="2" draw:end-shape="id18" draw:end-glue-point="0" svg:d="M13060 6690l-3189 830" svg:viewBox="0 0 3190 831">
          <text:p/>
        </draw:connector>
        <draw:connector draw:style-name="gr7" draw:text-style-name="P1" draw:layer="layout" draw:type="line" svg:x1="13.06cm" svg:y1="6.69cm" svg:x2="10.932cm" svg:y2="7.52cm" draw:start-shape="id15" draw:start-glue-point="2" draw:end-shape="id19" draw:end-glue-point="0" svg:d="M13060 6690l-2128 830" svg:viewBox="0 0 2129 831">
          <text:p/>
        </draw:connector>
        <draw:connector draw:style-name="gr7" draw:text-style-name="P1" draw:layer="layout" draw:type="line" svg:x1="13.06cm" svg:y1="6.69cm" svg:x2="11.996cm" svg:y2="7.52cm" draw:start-shape="id15" draw:start-glue-point="2" draw:end-shape="id20" draw:end-glue-point="0" svg:d="M13060 6690l-1064 830" svg:viewBox="0 0 1065 831">
          <text:p/>
        </draw:connector>
        <draw:connector draw:style-name="gr7" draw:text-style-name="P1" draw:layer="layout" draw:type="line" svg:x1="13.06cm" svg:y1="6.69cm" svg:x2="13.06cm" svg:y2="7.52cm" draw:start-shape="id15" draw:start-glue-point="2" draw:end-shape="id21" draw:end-glue-point="0" svg:d="M13060 6690v830" svg:viewBox="0 0 1 831">
          <text:p/>
        </draw:connector>
        <draw:connector draw:style-name="gr7" draw:text-style-name="P1" draw:layer="layout" draw:type="line" svg:x1="13.06cm" svg:y1="6.69cm" svg:x2="14.123cm" svg:y2="7.52cm" draw:start-shape="id15" draw:start-glue-point="2" draw:end-shape="id22" draw:end-glue-point="0" svg:d="M13060 6690l1063 830" svg:viewBox="0 0 1064 831">
          <text:p/>
        </draw:connector>
        <draw:connector draw:style-name="gr7" draw:text-style-name="P1" draw:layer="layout" draw:type="line" svg:x1="13.06cm" svg:y1="6.69cm" svg:x2="15.184cm" svg:y2="7.52cm" draw:start-shape="id15" draw:start-glue-point="2" draw:end-shape="id23" draw:end-glue-point="0" svg:d="M13060 6690l2124 830" svg:viewBox="0 0 2125 831">
          <text:p/>
        </draw:connector>
        <draw:connector draw:style-name="gr7" draw:text-style-name="P1" draw:layer="layout" draw:type="line" svg:x1="13.06cm" svg:y1="6.69cm" svg:x2="16.24cm" svg:y2="7.52cm" draw:start-shape="id15" draw:start-glue-point="2" draw:end-shape="id24" draw:end-glue-point="0" svg:d="M13060 6690l3180 830" svg:viewBox="0 0 3181 831">
          <text:p/>
        </draw:connector>
        <draw:connector draw:style-name="gr7" draw:text-style-name="P1" draw:layer="layout" draw:type="line" svg:x1="13.06cm" svg:y1="6.69cm" svg:x2="17.301cm" svg:y2="7.52cm" draw:start-shape="id15" draw:start-glue-point="2" draw:end-shape="id25" draw:end-glue-point="0" svg:d="M13060 6690l4241 830" svg:viewBox="0 0 4242 8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Geier</meta:initial-creator>
    <meta:creation-date>2014-07-11T14:17:48.853078386</meta:creation-date>
    <dc:date>2014-07-15T14:37:05.941081191</dc:date>
    <dc:creator>David Geier</dc:creator>
    <meta:editing-duration>PT6M8S</meta:editing-duration>
    <meta:editing-cycles>4</meta:editing-cycles>
    <meta:generator>LibreOffice/4.2.4.2$Linux_X86_64 LibreOffice_project/420m0$Build-2</meta:generator>
    <meta:document-statistic meta:object-count="75"/>
  </office:meta>
</office:document-meta>
</file>